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Nunito" svg:font-family="Nunito, sans-serif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273239" loext:opacity="100%" style:font-name="Nunito" fo:font-size="13.5pt" fo:letter-spacing="normal" fo:font-style="italic" fo:font-weight="normal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4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color="#273239" loext:opacity="100%" style:font-name="Nunito" fo:font-size="13.5pt" fo:letter-spacing="normal" fo:font-style="italic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ystem Bootstrap, Version 15.1(4)M4, RELEASE SOFTWARE (fc1)</text:p>
      <text:p text:style-name="P3">Technical Support: http://www.cisco.com/techsupport</text:p>
      <text:p text:style-name="P3">Copyright (c) 2010 by cisco Systems, Inc.</text:p>
      <text:p text:style-name="P3">Total memory size = 512 MB - On-board = 512 MB, DIMM0 = 0 MB</text:p>
      <text:p text:style-name="P3">CISCO1941/K9 platform with 524288 Kbytes of main memory</text:p>
      <text:p text:style-name="P3">Main memory is configured to 64/-1(On-board/DIMM0) bit mode with ECC disabled</text:p>
      <text:p text:style-name="P2"/>
      <text:p text:style-name="P3">Readonly ROMMON initialized</text:p>
      <text:p text:style-name="P2"/>
      <text:p text:style-name="P3">program load complete, entry point: 0x80803000, size: 0x1b340</text:p>
      <text:p text:style-name="P3">program load complete, entry point: 0x80803000, size: 0x1b340</text:p>
      <text:p text:style-name="P2"/>
      <text:p text:style-name="P3">IOS Image Load Test</text:p>
      <text:p text:style-name="P3">___________________</text:p>
      <text:p text:style-name="P3">Digitally Signed Release Software</text:p>
      <text:p text:style-name="P3">program load complete, entry point: 0x81000000, size: 0x2bb1c58</text:p>
      <text:p text:style-name="P3">Self decompressing the image :</text:p>
      <text:p text:style-name="P3">########################################################################## [OK]</text:p>
      <text:p text:style-name="P3">Smart Init is enabled</text:p>
      <text:p text:style-name="P3">smart init is sizing iomem</text:p>
      <text:p text:style-name="P3">TYPE MEMORY_REQ</text:p>
      <text:p text:style-name="P3">Onboard devices &amp;</text:p>
      <text:p text:style-name="P3">buffer pools 0x01E8F000</text:p>
      <text:p text:style-name="P3">-----------------------------------------------</text:p>
      <text:p text:style-name="P3">TOTAL: 0x01E8F000</text:p>
      <text:p text:style-name="P3">Rounded IOMEM up to: 32Mb.</text:p>
      <text:p text:style-name="P3">Using 6 percent iomem. [32Mb/512Mb]</text:p>
      <text:p text:style-name="P2"/>
      <text:p text:style-name="P3">Restricted Rights Legend</text:p>
      <text:p text:style-name="P3">Use, duplication, or disclosure by the Government is</text:p>
      <text:p text:style-name="P3">subject to restrictions as set forth in subparagraph</text:p>
      <text:p text:style-name="P3">(c) of the Commercial Computer Software - Restricted</text:p>
      <text:p text:style-name="P3">Rights clause at FAR sec. 52.227-19 and subparagraph</text:p>
      <text:p text:style-name="P3">(c) (1) (ii) of the Rights in Technical Data and Computer</text:p>
      <text:p text:style-name="P3">Software clause at DFARS sec. 252.227-7013.</text:p>
      <text:p text:style-name="P3">cisco Systems, Inc.</text:p>
      <text:p text:style-name="P3">170 West Tasman Drive</text:p>
      <text:p text:style-name="P3">San Jose, California 95134-1706</text:p>
      <text:p text:style-name="P2"/>
      <text:p text:style-name="P3">Cisco IOS Software, C1900 Software (C1900-UNIVERSALK9-M), Version 15.1(4)M4, RELEASE SOFTWARE (fc2)</text:p>
      <text:p text:style-name="P3">Technical Support: http://www.cisco.com/techsupport</text:p>
      <text:p text:style-name="P3">Copyright (c) 1986-2012 by Cisco Systems, Inc.</text:p>
      <text:p text:style-name="P3"><text:soft-page-break/>Compiled Thurs 5-Jan-12 15:41 by pt_team</text:p>
      <text:p text:style-name="P3">Image text-base: 0x2100F918, data-base: 0x24729040</text:p>
      <text:p text:style-name="P2"/>
      <text:p text:style-name="P3">This product contains cryptographic features and is subject to United</text:p>
      <text:p text:style-name="P3">States and local country laws governing import, export, transfer and</text:p>
      <text:p text:style-name="P3">use. Delivery of Cisco cryptographic products does not imply</text:p>
      <text:p text:style-name="P3">third-party authority to import, export, distribute or use encryption.</text:p>
      <text:p text:style-name="P3">Importers, exporters, distributors and users are responsible for</text:p>
      <text:p text:style-name="P3">compliance with U.S. and local country laws. By using this product you</text:p>
      <text:p text:style-name="P3">agree to comply with applicable laws and regulations. If you are unable</text:p>
      <text:p text:style-name="P3">to comply with U.S. and local laws, return this product immediately.</text:p>
      <text:p text:style-name="P2"/>
      <text:p text:style-name="P3">A summary of U.S. laws governing Cisco cryptographic products may be found at:</text:p>
      <text:p text:style-name="P3">http://www.cisco.com/wwl/export/crypto/tool/stqrg.html</text:p>
      <text:p text:style-name="P2"/>
      <text:p text:style-name="P3">If you require further assistance please contact us by sending email to</text:p>
      <text:p text:style-name="P3">export@cisco.com.</text:p>
      <text:p text:style-name="P2"/>
      <text:p text:style-name="P3">Cisco CISCO1941/K9 (revision 1.0) with 491520K/32768K bytes of memory.</text:p>
      <text:p text:style-name="P3">Processor board ID FTX152400KS</text:p>
      <text:p text:style-name="P3">2 Gigabit Ethernet interfaces</text:p>
      <text:p text:style-name="P3">DRAM configuration is 64 bits wide with parity disabled.</text:p>
      <text:p text:style-name="P3">255K bytes of non-volatile configuration memory.</text:p>
      <text:p text:style-name="P3">249856K bytes of ATA System CompactFlash 0 (Read/Write)</text:p>
      <text:p text:style-name="P2"/>
      <text:p text:style-name="P2"/>
      <text:p text:style-name="P3">--- System Configuration Dialog ---</text:p>
      <text:p text:style-name="P2"/>
      <text:p text:style-name="P3">Would you like to enter the initial configuration dialog? [yes/no]: no</text:p>
      <text:p text:style-name="P2"/>
      <text:p text:style-name="P2"/>
      <text:p text:style-name="P3">Press RETURN to get started!</text:p>
      <text:p text:style-name="P2"/>
      <text:p text:style-name="P2"/>
      <text:p text:style-name="P2"/>
      <text:p text:style-name="P3">Router&gt;enable</text:p>
      <text:p text:style-name="P3">Router#interface FastEthernet0/0</text:p>
      <text:p text:style-name="P3">^</text:p>
      <text:p text:style-name="P3">% Invalid input detected at '^' marker.</text:p>
      <text:p text:style-name="P3">Router#configure terminal</text:p>
      <text:p text:style-name="P3"><text:soft-page-break/>Enter configuration commands, one per line. End with CNTL/Z.</text:p>
      <text:p text:style-name="P3">Router(config)#hostname R1</text:p>
      <text:p text:style-name="P3">R1(config)#show ip interface brief</text:p>
      <text:p text:style-name="P3">^</text:p>
      <text:p text:style-name="P3">% Invalid input detected at '^' marker.</text:p>
      <text:p text:style-name="P3">R1(config)#show ip interface brief</text:p>
      <text:p text:style-name="P3">^</text:p>
      <text:p text:style-name="P3">% Invalid input detected at '^' marker.</text:p>
      <text:p text:style-name="P3">R1(config)#show ip interface </text:p>
      <text:p text:style-name="P3">^</text:p>
      <text:p text:style-name="P3">% Invalid input detected at '^' marker.</text:p>
      <text:p text:style-name="P3">R1(config)#ip interface </text:p>
      <text:p text:style-name="P3">^</text:p>
      <text:p text:style-name="P3">% Invalid input detected at '^' marker.</text:p>
      <text:p text:style-name="P3">R1(config)#show ip interface brief</text:p>
      <text:p text:style-name="P3">^</text:p>
      <text:p text:style-name="P3">% Invalid input detected at '^' marker.</text:p>
      <text:p text:style-name="P3">R1(config)#ip interface brief</text:p>
      <text:p text:style-name="P3">^</text:p>
      <text:p text:style-name="P3">% Invalid input detected at '^' marker.</text:p>
      <text:p text:style-name="P3">R1(config)#show ip interface brief</text:p>
      <text:p text:style-name="P3">^</text:p>
      <text:p text:style-name="P3">% Invalid input detected at '^' marker.</text:p>
      <text:p text:style-name="P3">R1(config)#exit</text:p>
      <text:p text:style-name="P3">R1#</text:p>
      <text:p text:style-name="P3">%SYS-5-CONFIG_I: Configured from console by console</text:p>
      <text:p text:style-name="P2"/>
      <text:p text:style-name="P3">R1#show ip interface brief</text:p>
      <text:p text:style-name="P3">Interface IP-Address OK? Method Status Protocol </text:p>
      <text:p text:style-name="P3">GigabitEthernet0/0 unassigned YES unset administratively down down </text:p>
      <text:p text:style-name="P3">GigabitEthernet0/1 unassigned YES unset administratively down down </text:p>
      <text:p text:style-name="P3">Vlan1 unassigned YES unset administratively down down</text:p>
      <text:p text:style-name="P3">R1#configure terminal</text:p>
      <text:p text:style-name="P3">Enter configuration commands, one per line. End with CNTL/Z.</text:p>
      <text:p text:style-name="P3">R1(config)#interface gigabitethernet 0/0</text:p>
      <text:p text:style-name="P3">R1(config-if)#ip address 11.1.1.1 255.0.0.0</text:p>
      <text:p text:style-name="P3">R1(config-if)#no shutdown</text:p>
      <text:p text:style-name="P2"/>
      <text:p text:style-name="P3">R1(config-if)#</text:p>
      <text:p text:style-name="P3">%LINK-5-CHANGED: Interface GigabitEthernet0/0, changed state to up</text:p>
      <text:p text:style-name="P2"/>
      <text:p text:style-name="P3">%LINEPROTO-5-UPDOWN: Line protocol on Interface GigabitEthernet0/0, changed state to up</text:p>
      <text:p text:style-name="P2"/>
      <text:p text:style-name="P3">R1(config-if)#end</text:p>
      <text:p text:style-name="P3"><text:soft-page-break/>R1#</text:p>
      <text:p text:style-name="P3">%SYS-5-CONFIG_I: Configured from console by console</text:p>
      <text:p text:style-name="P2"/>
      <text:p text:style-name="P3">R1#</text:p>
      <text:p text:style-name="P3">R1#show ip interface brief</text:p>
      <text:p text:style-name="P3">Interface IP-Address OK? Method Status Protocol </text:p>
      <text:p text:style-name="P3">GigabitEthernet0/0 11.1.1.1 YES manual up up </text:p>
      <text:p text:style-name="P3">GigabitEthernet0/1 unassigned YES unset administratively down down </text:p>
      <text:p text:style-name="P3">Vlan1 unassigned YES unset administratively down down</text:p>
      <text:p text:style-name="P3">R1#ping 11.1.1.2</text:p>
      <text:p text:style-name="P2"/>
      <text:p text:style-name="P3">Type escape sequence to abort.</text:p>
      <text:p text:style-name="P3">Sending 5, 100-byte ICMP Echos to 11.1.1.2, timeout is 2 seconds:</text:p>
      <text:p text:style-name="P3">.!!!!</text:p>
      <text:p text:style-name="P3">Success rate is 80 percent (4/5), round-trip min/avg/max = 0/0/0 ms</text:p>
      <text:p text:style-name="P2"/>
      <text:p text:style-name="P3">R1#</text:p>
      <text:p text:style-name="P3">R1#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Nunito" svg:font-family="Nunit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1T19:33:54.627137768</meta:creation-date>
    <dc:date>2025-07-21T19:34:27.513953713</dc:date>
    <meta:editing-duration>PT33S</meta:editing-duration>
    <meta:editing-cycles>1</meta:editing-cycles>
    <meta:document-statistic meta:table-count="0" meta:image-count="0" meta:object-count="0" meta:page-count="4" meta:paragraph-count="120" meta:word-count="640" meta:character-count="4714" meta:non-whitespace-character-count="4186"/>
    <meta:generator>LibreOffice/24.2.7.2$Linux_X86_64 LibreOffice_project/420$Build-2</meta:generator>
  </office:meta>
</office:document-meta>
</file>